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dc2300" draw:textarea-horizontal-align="justify" draw:textarea-vertical-align="middle" draw:auto-grow-height="false"/>
    </style:style>
    <style:style style:name="gr3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id="id3" draw:layer="layout" svg:width="4.5cm" svg:height="1.5cm" svg:x="5.5cm" svg:y="0.5cm">
          <text:p text:style-name="P1">Client 2</text:p>
          <draw:enhanced-geometry svg:viewBox="0 0 21600 21600" draw:type="rectangle" draw:enhanced-path="M 0 0 L 21600 0 21600 21600 0 21600 0 0 Z N"/>
        </draw:custom-shape>
        <draw:custom-shape draw:style-name="gr2" draw:text-style-name="P1" draw:id="id5" draw:layer="layout" svg:width="14.5cm" svg:height="2cm" svg:x="0.5cm" svg:y="9cm">
          <text:p text:style-name="P1">Serveur Watchdog</text:p>
          <draw:enhanced-geometry svg:viewBox="0 0 21600 21600" draw:type="rectangle" draw:enhanced-path="M 0 0 L 21600 0 21600 21600 0 21600 0 0 Z N"/>
        </draw:custom-shape>
        <draw:custom-shape draw:style-name="gr1" draw:text-style-name="P1" draw:id="id1" draw:layer="layout" svg:width="4.5cm" svg:height="1.5cm" svg:x="0.5cm" svg:y="0.5cm">
          <text:p text:style-name="P1">Client 1</text:p>
          <draw:enhanced-geometry svg:viewBox="0 0 21600 21600" draw:type="rectangle" draw:enhanced-path="M 0 0 L 21600 0 21600 21600 0 21600 0 0 Z N"/>
        </draw:custom-shape>
        <draw:custom-shape draw:style-name="gr1" draw:text-style-name="P1" draw:id="id4" draw:layer="layout" svg:width="4.5cm" svg:height="1.5cm" svg:x="10.5cm" svg:y="0.5cm">
          <text:p text:style-name="P1">Client x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2.75cm" svg:y1="2cm" svg:x2="4.25cm" svg:y2="4.5cm" draw:start-shape="id1" draw:start-glue-point="2" draw:end-shape="id2" draw:end-glue-point="0" svg:d="m2750 2000v1250h1500v1250">
          <text:p/>
        </draw:connector>
        <draw:connector draw:style-name="gr3" draw:text-style-name="P1" draw:layer="layout" svg:x1="7.75cm" svg:y1="2cm" svg:x2="4.25cm" svg:y2="4.5cm" draw:start-shape="id3" draw:start-glue-point="2" draw:end-shape="id2" draw:end-glue-point="0" svg:d="m7750 2000v1250h-3500v1250">
          <text:p/>
        </draw:connector>
        <draw:connector draw:style-name="gr3" draw:text-style-name="P1" draw:layer="layout" svg:x1="12.75cm" svg:y1="2cm" svg:x2="4.25cm" svg:y2="4.5cm" draw:start-shape="id4" draw:start-glue-point="2" draw:end-shape="id2" draw:end-glue-point="0" svg:d="m12750 2000v1250h-8500v1250">
          <text:p/>
        </draw:connector>
        <draw:connector draw:style-name="gr3" draw:text-style-name="P1" draw:layer="layout" svg:x1="4.25cm" svg:y1="7cm" svg:x2="7.75cm" svg:y2="9cm" draw:start-shape="id2" draw:start-glue-point="2" draw:end-shape="id5" draw:end-glue-point="0" svg:d="m4250 7000v1000h3500v1000">
          <text:p/>
        </draw:connector>
        <draw:connector draw:style-name="gr3" draw:text-style-name="P1" draw:layer="layout" svg:x1="7.75cm" svg:y1="11cm" svg:x2="7.75cm" svg:y2="13.5cm" draw:start-shape="id5" draw:start-glue-point="2" draw:end-shape="id6" draw:end-glue-point="0" svg:d="m7750 11000v2500">
          <text:p/>
        </draw:connector>
        <draw:ellipse draw:style-name="gr4" draw:text-style-name="P1" draw:id="id2" draw:layer="layout" svg:width="7.5cm" svg:height="2.5cm" svg:x="0.5cm" svg:y="4.5cm">
          <text:p text:style-name="P1">Réseau IP</text:p>
        </draw:ellipse>
        <draw:custom-shape draw:style-name="gr1" draw:text-style-name="P1" draw:id="id7" draw:layer="layout" svg:width="4.5cm" svg:height="1.5cm" svg:x="10.5cm" svg:y="4cm">
          <text:p text:style-name="P1">I/O a</text:p>
          <draw:enhanced-geometry svg:viewBox="0 0 21600 21600" draw:type="rectangle" draw:enhanced-path="M 0 0 L 21600 0 21600 21600 0 21600 0 0 Z N"/>
        </draw:custom-shape>
        <draw:custom-shape draw:style-name="gr1" draw:text-style-name="P1" draw:id="id8" draw:layer="layout" svg:width="4.5cm" svg:height="1.5cm" svg:x="10.5cm" svg:y="6cm">
          <text:p text:style-name="P1">I/O b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10.5cm" svg:y1="4.75cm" svg:x2="8cm" svg:y2="5.75cm" draw:start-shape="id7" draw:start-glue-point="3" draw:end-shape="id2" draw:end-glue-point="1" svg:d="m10500 4750h-1250v1000h-1250">
          <text:p/>
        </draw:connector>
        <draw:connector draw:style-name="gr3" draw:text-style-name="P1" draw:layer="layout" svg:x1="10.5cm" svg:y1="6.75cm" svg:x2="8cm" svg:y2="5.75cm" draw:start-shape="id8" draw:start-glue-point="3" draw:end-shape="id2" svg:d="m10500 6750h-1250v-1000h-1250">
          <text:p/>
        </draw:connector>
        <draw:ellipse draw:style-name="gr4" draw:text-style-name="P1" draw:id="id6" draw:layer="layout" svg:width="4.5cm" svg:height="2cm" svg:x="5.5cm" svg:y="13.5cm">
          <text:p text:style-name="P1">Réseau Audio</text:p>
        </draw:ellipse>
        <draw:ellipse draw:style-name="gr4" draw:text-style-name="P1" draw:id="id9" draw:layer="layout" svg:width="4.5cm" svg:height="2cm" svg:x="0.5cm" svg:y="13.5cm">
          <text:p text:style-name="P1">Réseau GSM</text:p>
        </draw:ellipse>
        <draw:connector draw:style-name="gr3" draw:text-style-name="P1" draw:layer="layout" svg:x1="7.75cm" svg:y1="11cm" svg:x2="2.75cm" svg:y2="13.5cm" draw:start-shape="id5" draw:start-glue-point="2" draw:end-shape="id9" draw:end-glue-point="0" svg:d="m7750 11000v1250h-5000v1250">
          <text:p/>
        </draw:connector>
        <draw:ellipse draw:style-name="gr4" draw:text-style-name="P1" draw:id="id10" draw:layer="layout" svg:width="4.5cm" svg:height="2cm" svg:x="10.5cm" svg:y="13.5cm">
          <text:p text:style-name="P1">Réseau RS485</text:p>
        </draw:ellipse>
        <draw:connector draw:style-name="gr3" draw:text-style-name="P1" draw:layer="layout" svg:x1="7.75cm" svg:y1="11cm" svg:x2="12.75cm" svg:y2="13.5cm" draw:start-shape="id5" draw:start-glue-point="2" draw:end-shape="id10" svg:d="m7750 11000v1250h5000v1250">
          <text:p/>
        </draw:connector>
        <draw:custom-shape draw:style-name="gr1" draw:text-style-name="P1" draw:id="id11" draw:layer="layout" svg:width="4.5cm" svg:height="1.5cm" svg:x="0.5cm" svg:y="17cm">
          <text:p text:style-name="P1">I/O x</text:p>
          <draw:enhanced-geometry svg:viewBox="0 0 21600 21600" draw:type="rectangle" draw:enhanced-path="M 0 0 L 21600 0 21600 21600 0 21600 0 0 Z N"/>
        </draw:custom-shape>
        <draw:custom-shape draw:style-name="gr1" draw:text-style-name="P1" draw:id="id12" draw:layer="layout" svg:width="4.5cm" svg:height="1.5cm" svg:x="5.5cm" svg:y="17cm">
          <text:p text:style-name="P1">IO y</text:p>
          <draw:enhanced-geometry svg:viewBox="0 0 21600 21600" draw:type="rectangle" draw:enhanced-path="M 0 0 L 21600 0 21600 21600 0 21600 0 0 Z N"/>
        </draw:custom-shape>
        <draw:custom-shape draw:style-name="gr1" draw:text-style-name="P1" draw:id="id13" draw:layer="layout" svg:width="4.5cm" svg:height="1.5cm" svg:x="10.5cm" svg:y="17cm">
          <text:p text:style-name="P1">I/O z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2.75cm" svg:y1="15.5cm" svg:x2="2.75cm" svg:y2="17cm" draw:start-shape="id9" draw:start-glue-point="2" draw:end-shape="id11" draw:end-glue-point="0" svg:d="m2750 15500v1500">
          <text:p/>
        </draw:connector>
        <draw:connector draw:style-name="gr3" draw:text-style-name="P1" draw:layer="layout" svg:x1="7.75cm" svg:y1="15.5cm" svg:x2="7.75cm" svg:y2="17cm" draw:start-shape="id6" draw:start-glue-point="2" draw:end-shape="id12" draw:end-glue-point="0" svg:d="m7750 15500v1500">
          <text:p/>
        </draw:connector>
        <draw:connector draw:style-name="gr3" draw:text-style-name="P1" draw:layer="layout" svg:x1="12.75cm" svg:y1="15.5cm" svg:x2="12.75cm" svg:y2="17cm" draw:start-shape="id10" draw:start-glue-point="2" draw:end-shape="id13" draw:end-glue-point="0" svg:d="m12750 15500v150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0-05-31T20:39:43</meta:creation-date>
    <dc:date>2010-06-01T17:16:37.08</dc:date>
    <meta:editing-duration>PT01H40M23S</meta:editing-duration>
    <meta:editing-cycles>9</meta:editing-cycles>
    <meta:generator>OpenOffice.org/3.2$Win32 OpenOffice.org_project/320m12$Build-9483</meta:generator>
    <meta:document-statistic meta:object-count="25"/>
  </office:meta>
</office:document-meta>
</file>